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text-align="justify" style:justify-single-word="false" fo:break-before="auto" fo:break-after="auto" style:writing-mode="lr-tb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fo:color="#000000" style:text-line-through-style="none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Aluno</text:span><text:span text:style-name="T3">: Thais Cardoso<text:tab/><text:tab/><text:tab/><text:tab/><text:tab/><text:tab/><text:tab/></text:span><text:span text:style-name="T4">Data:</text:span><text:span text:style-name="T3"> 04/10/2013</text:span></text:p>
      <text:p text:style-name="P4"><text:span text:style-name="T4">Fase/Iteração:</text:span><text:span text:style-name="T3"> Iteração 1<text:tab/><text:tab/><text:tab/><text:tab/><text:tab/><text:tab/></text:span><text:span text:style-name="T4">Esforço Total:</text:span><text:span text:style-name="T3"> 10 horas</text:span></text:p>
      <text:p text:style-name="P5"/>
      <text:p text:style-name="P10"><text:span text:style-name="T4">Atividade: Template de Registro de Atividades de Inspeção </text:span><text:span text:style-name="T3"><text:tab/><text:tab/><text:tab/></text:span><text:span text:style-name="T4">Esforço: 5 horas</text:span></text:p>
      <text:p text:style-name="P5">Descrição: Foi elaborado um documento com o processo de revisão de pares para apoiar a inspeção. Além disso foi adaptado e disponibilizado alguns checklists para as atividades de inspeção.<text:tab/><text:tab/></text:p>
      <text:p text:style-name="P5">Produtos: Templates e Checklists para as atividades de inspeção</text:p>
      <text:p text:style-name="P5">Equipe: &lt;não se aplica&gt;</text:p>
      <text:p text:style-name="P6">Artefatos: <text:s/></text:p>
      <text:p text:style-name="P6">RELPREV-022013-VER_Processo_Revisão_Pares.doc </text:p>
      <text:p text:style-name="P6">RELPREV-022013-VER_Checklist_MODERADOR.doc<text:tab/></text:p>
      <text:p text:style-name="P6">RELPREV-022013-VER_Checklist_de_Inspeção_ARQUITETURA.doc<text:tab/></text:p>
      <text:p text:style-name="P6">RELPREV-022013-VER_Checklist_de_Inspeção_CASOS_DE_USO.doc</text:p>
      <text:p text:style-name="P6">RELPREV-022013-VER_Checklist_de_Inspeção_PROJETO_DETALHADO.doc</text:p>
      <text:p text:style-name="P6">RELPREV-022013-VER_Checklist_de_Inspeção_REQUISITOS.doc</text:p>
      <text:p text:style-name="P6">RELPREV-022013-VER_Modelo_licoes_aprendidas_ESCRIBA.doc</text:p>
      <text:p text:style-name="P6">RELPREV-022013-VER_Modelo_lista_problemas_na_escrita_INSPETOR.doc</text:p>
      <text:p text:style-name="P6">RELPREV-022013-VER_Modelo_log_da_inspecao_INSPETOR.doc</text:p>
      <text:p text:style-name="P6">RELPREV-022013-VER_Modelo_sumario_da_inspecao_MODERADOR.doc</text:p>
      <text:p text:style-name="P6"/>
      <text:p text:style-name="P10"><text:span text:style-name="T4">Atividade: Template de Registro de Testes Unitários e Integração </text:span><text:span text:style-name="T3"><text:tab/><text:tab/></text:span><text:span text:style-name="T4">Esforço: 3 horas</text:span></text:p>
      <text:p text:style-name="P5">Descrição: Foi elaborado um plano de teste.<text:tab/></text:p>
      <text:p text:style-name="P5">Produtos: <text:s/>Plano de teste</text:p>
      <text:p text:style-name="P5">Equipe: &lt;não se aplica&gt;</text:p>
      <text:p text:style-name="P6">Artefato: <text:s/>RELPREV-022013-VER_Plano_de_Teste.doc<text:span text:style-name="T2"><text:tab/></text:span></text:p>
      <text:p text:style-name="P8"><text:soft-page-break/><text:s/><text:span text:style-name="T5">Atividade: Verificação da Sprint 1 e 2</text:span><text:tab/><text:span text:style-name="T5">Esforço: 1 hora</text:span></text:p>
      <text:p text:style-name="P5">Descrição: Foi delegado para os integrantes do grupo a verificação parcial do documento de requisitos. Os mesmos devem verificar os documento produzido até o momento e informar possívies inconsistências a equipe de requisitos. Ao final dessa atividade a equipe de verificação deve gerar um relatório informando as ações tomadas.</text:p>
      <text:p text:style-name="P5">Produtos: &lt;não se aplica&gt;</text:p>
      <text:p text:style-name="P5">Equipe: &lt;não se aplica&gt;</text:p>
      <text:p text:style-name="P12">Artefato: <text:s/>não se apl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1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4</meta:editing-cycles>
    <dc:date>2013-10-10T20:31:55</dc:date>
    <meta:editing-duration>P0D</meta:editing-duration>
    <meta:document-statistic meta:table-count="0" meta:image-count="1" meta:object-count="0" meta:page-count="2" meta:paragraph-count="30" meta:word-count="191" meta:character-count="1799" meta:non-whitespace-character-count="1609"/>
  </office:meta>
</office:document-meta>
</file>